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2e45" officeooo:paragraph-rsid="00162e45"/>
    </style:style>
    <style:style style:name="P2" style:family="paragraph" style:parent-style-name="Standard">
      <style:text-properties officeooo:rsid="001903d5" officeooo:paragraph-rsid="001903d5"/>
    </style:style>
    <style:style style:name="P3" style:family="paragraph" style:parent-style-name="Standard">
      <style:text-properties officeooo:rsid="001e356e" officeooo:paragraph-rsid="001e356e"/>
    </style:style>
    <style:style style:name="P4" style:family="paragraph" style:parent-style-name="Standard">
      <style:text-properties officeooo:rsid="001ed425" officeooo:paragraph-rsid="001ed425"/>
    </style:style>
    <style:style style:name="P5" style:family="paragraph" style:parent-style-name="Standard">
      <style:text-properties officeooo:rsid="0021fe73" officeooo:paragraph-rsid="0021fe73"/>
    </style:style>
    <style:style style:name="T1" style:family="text">
      <style:text-properties officeooo:rsid="0016ef8a"/>
    </style:style>
    <style:style style:name="T2" style:family="text">
      <style:text-properties officeooo:rsid="0017680e"/>
    </style:style>
    <style:style style:name="T3" style:family="text">
      <style:text-properties officeooo:rsid="0019c45c"/>
    </style:style>
    <style:style style:name="T4" style:family="text">
      <style:text-properties officeooo:rsid="001b43b7"/>
    </style:style>
    <style:style style:name="T5" style:family="text">
      <style:text-properties officeooo:rsid="001b7343"/>
    </style:style>
    <style:style style:name="T6" style:family="text">
      <style:text-properties officeooo:rsid="001d37e3"/>
    </style:style>
    <style:style style:name="T7" style:family="text">
      <style:text-properties officeooo:rsid="001d9a2e"/>
    </style:style>
    <style:style style:name="T8" style:family="text">
      <style:text-properties officeooo:rsid="00228635"/>
    </style:style>
    <style:style style:name="T9" style:family="text">
      <style:text-properties officeooo:rsid="00243e1e"/>
    </style:style>
    <style:style style:name="T10" style:family="text">
      <style:text-properties officeooo:rsid="0025ca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DENTIFICAÇÃO DE COMPONENTES </text:p>
      <text:p text:style-name="P1"/>
      <text:p text:style-name="P1">-<text:span text:style-name="T1">é o primeiro processo da metodologia desta disciplina </text:span></text:p>
      <text:p text:style-name="P1">-<text:span text:style-name="T1">baseado em boas práticas da arquitetura de sistemas </text:span></text:p>
      <text:p text:style-name="P1">-<text:span text:style-name="T2">tem como objetivo criar uma visualização inicial de todos os elementos envolvidos(modelos, métodos, objetos, componentes) </text:span></text:p>
      <text:p text:style-name="P1"/>
      <text:p text:style-name="P3">ARTEFATO MODELO DE NEGÓCIO</text:p>
      <text:p text:style-name="P2">-<text:span text:style-name="T3">COMO: sistemas e elementos prontos que podem ser utilizados, </text:span><text:span text:style-name="T9">como o componente age?</text:span></text:p>
      <text:p text:style-name="P2">-<text:span text:style-name="T4">O QUE: qual necessidade do usuário o sistema irá suprir </text:span></text:p>
      <text:p text:style-name="P2">-<text:span text:style-name="T5">PARA QUEM: para quem o sistema será feito? Quem é o usuário? </text:span></text:p>
      <text:p text:style-name="P2">-<text:span text:style-name="T6">QUANTO: </text:span><text:span text:style-name="T7">está relacionado ao custo financeiro, temporal, material, e também, quanto de retorno positivo se espera com este sistema. </text:span></text:p>
      <text:p text:style-name="P2"/>
      <text:p text:style-name="P5">ARTEFATO INTERFACE DE NEGÓCIOS </text:p>
      <text:p text:style-name="P5">-<text:span text:style-name="T8">será um modelo que apresenta as classes e interfaces </text:span></text:p>
      <text:p text:style-name="P5">-<text:span text:style-name="T8">classes: tem suas propriedades e métodos (funções)</text:span></text:p>
      <text:p text:style-name="P5">-<text:span text:style-name="T8">interface: são ações disponíveis ao usuário, desde que ele tenha acesso, </text:span><text:span text:style-name="T10">as interfaces são criadas a <text:tab/>partir de classes, assim, a classe pode disponibilizar atributos e/ou métodos para uma ou <text:tab/>mais interfaces.</text:span></text:p>
      <text:p text:style-name="P5">-</text:p>
      <text:p text:style-name="P5"/>
      <text:p text:style-name="P5"/>
      <text:p text:style-name="P2"/>
      <text:p text:style-name="P4"/>
      <text:p text:style-name="P4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0T12:09:55.407000000</meta:creation-date>
    <dc:date>2024-05-20T12:59:35.292000000</dc:date>
    <meta:editing-duration>PT49M33S</meta:editing-duration>
    <meta:editing-cycles>16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14" meta:word-count="145" meta:character-count="968" meta:non-whitespace-character-count="826"/>
  </office:meta>
</office:document-meta>
</file>